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4.00pt" fo:font-weight="bold" fo:font-family="'Times New Roman'" style:font-family-asian="'Times New Roman'" style:font-family-complex="'Times New Roman'" fo:background-color="transparent" style:use-window-font-color="true"/>
    </style:style>
    <style:style style:name="T7" style:family="text">
      <style:text-properties fo:font-size="14.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bold" fo:font-family="'Times New Roman'" style:font-family-asian="'Times New Roman'" style:font-family-complex="'Times New Roman'"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bold" fo:font-family="'Times New Roman'" style:font-family-asian="'Times New Roman'" style:font-family-complex="'Times New Roman'" fo:background-color="transparent" style:use-window-font-color="true"/>
    </style:style>
    <style:style style:name="T16" style:family="text">
      <style:text-properties fo:font-size="14.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Times New Roman'" style:font-family-asian="'Times New Roman'" style:font-family-complex="'Times New Roman'" fo:background-color="transparent" style:use-window-font-color="true"/>
    </style:style>
    <style:style style:name="T19" style:family="text">
      <style:text-properties fo:font-size="14.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bold" fo:font-family="'Times New Roman'" style:font-family-asian="'Times New Roman'" style:font-family-complex="'Times New Roman'" fo:background-color="transparent" style:use-window-font-color="true"/>
    </style:style>
    <style:style style:name="T22" style:family="text">
      <style:text-properties fo:font-size="14.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bold" fo:font-family="'Times New Roman'" style:font-family-asian="'Times New Roman'" style:font-family-complex="'Times New Roman'" fo:background-color="transparent" style:use-window-font-color="true"/>
    </style:style>
    <style:style style:name="T25" style:family="text">
      <style:text-properties fo:font-size="14.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bold" fo:font-family="'Times New Roman'" style:font-family-asian="'Times New Roman'" style:font-family-complex="'Times New Roman'" fo:background-color="transparent" style:use-window-font-color="true"/>
    </style:style>
    <style:style style:name="T28" style:family="text">
      <style:text-properties fo:font-size="14.00pt" fo:font-weight="normal" fo:font-family="'Times New Roman'" style:font-family-asian="'Times New Roman'" style:font-family-complex="'Times New Roman'" fo:background-color="transparent" style:use-window-font-color="true"/>
    </style:style>
    <style:style style:name="T29" style:family="text">
      <style:text-properties fo:font-size="14.00pt" fo:font-weight="bold" fo:font-family="'Times New Roman'" style:font-family-asian="'Times New Roman'" style:font-family-complex="'Times New Roman'" fo:background-color="transparent" style:use-window-font-color="true"/>
    </style:style>
    <style:style style:name="T30" style:family="text">
      <style:text-properties fo:font-size="14.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bold" fo:font-family="'Times New Roman'" style:font-family-asian="'Times New Roman'" style:font-family-complex="'Times New Roman'" fo:background-color="transparent" style:use-window-font-color="true"/>
    </style:style>
    <style:style style:name="T33" style:family="text">
      <style:text-properties fo:font-size="14.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bold" fo:font-family="'Times New Roman'" style:font-family-asian="'Times New Roman'" style:font-family-complex="'Times New Roman'" fo:background-color="transparent" style:use-window-font-color="true"/>
    </style:style>
    <style:style style:name="T36" style:family="text">
      <style:text-properties fo:font-size="14.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4.00pt" fo:font-weight="bold" fo:font-family="'Times New Roman'" style:font-family-asian="'Times New Roman'" style:font-family-complex="'Times New Roman'" fo:background-color="transparent" style:use-window-font-color="true"/>
    </style:style>
    <style:style style:name="T39" style:family="text">
      <style:text-properties fo:font-size="14.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4.00pt" fo:font-weight="bold" fo:font-family="'Times New Roman'" style:font-family-asian="'Times New Roman'" style:font-family-complex="'Times New Roman'" fo:background-color="transparent" style:use-window-font-color="true"/>
    </style:style>
    <style:style style:name="T42" style:family="text">
      <style:text-properties fo:font-size="14.00pt" fo:font-weight="normal" fo:font-family="'Times New Roman'" style:font-family-asian="'Times New Roman'" style:font-family-complex="'Times New Roman'" fo:background-color="transparent" style:use-window-font-color="true"/>
    </style:style>
    <style:style style:name="T43" style:family="text">
      <style:text-properties fo:font-size="14.00pt" fo:font-weight="bold" fo:font-family="'Times New Roman'" style:font-family-asian="'Times New Roman'" style:font-family-complex="'Times New Roman'" fo:background-color="transparent" style:use-window-font-color="true"/>
    </style:style>
    <style:style style:name="T44" style:family="text">
      <style:text-properties fo:font-size="14.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bold" fo:font-family="'Times New Roman'" style:font-family-asian="'Times New Roman'" style:font-family-complex="'Times New Roman'" fo:background-color="transparent" style:use-window-font-color="true"/>
    </style:style>
    <style:style style:name="T47" style:family="text">
      <style:text-properties fo:font-size="14.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4.00pt" fo:font-weight="bold" fo:font-family="'Times New Roman'" style:font-family-asian="'Times New Roman'" style:font-family-complex="'Times New Roman'" fo:background-color="transparent" style:use-window-font-color="true"/>
    </style:style>
    <style:style style:name="T52" style:family="text">
      <style:text-properties fo:font-size="14.00pt" fo:font-weight="normal" fo:font-family="'Times New Roman'" style:font-family-asian="'Times New Roman'" style:font-family-complex="'Times New Roman'" fo:background-color="transparent" style:use-window-font-color="true"/>
    </style:style>
    <style:style style:name="T53" style:family="text">
      <style:text-properties fo:font-size="14.00pt" fo:font-weight="bold" fo:font-family="'Times New Roman'" style:font-family-asian="'Times New Roman'" style:font-family-complex="'Times New Roman'" fo:background-color="transparent" style:use-window-font-color="true"/>
    </style:style>
    <style:style style:name="T54" style:family="text">
      <style:text-properties fo:font-size="14.00pt" fo:font-weight="normal" fo:font-family="'Times New Roman'" style:font-family-asian="'Times New Roman'" style:font-family-complex="'Times New Roman'" fo:background-color="transparent" style:use-window-font-color="true"/>
    </style:style>
    <style:style style:name="T55" style:family="text">
      <style:text-properties fo:font-size="14.00pt" fo:font-weight="bold" fo:font-family="'Times New Roman'" style:font-family-asian="'Times New Roman'" style:font-family-complex="'Times New Roman'" fo:background-color="transparent" style:use-window-font-color="true"/>
    </style:style>
    <style:style style:name="T56" style:family="text">
      <style:text-properties fo:font-size="14.00pt" fo:font-weight="normal" fo:font-family="'Times New Roman'" style:font-family-asian="'Times New Roman'" style:font-family-complex="'Times New Roman'" fo:background-color="transparent" style:use-window-font-color="true"/>
    </style:style>
    <style:style style:name="T57" style:family="text">
      <style:text-properties fo:font-size="14.00pt" fo:font-weight="bold" fo:font-family="'Times New Roman'" style:font-family-asian="'Times New Roman'" style:font-family-complex="'Times New Roman'" fo:background-color="transparent" style:use-window-font-color="true"/>
    </style:style>
    <style:style style:name="T58" style:family="text">
      <style:text-properties fo:font-size="14.00pt" fo:font-weight="normal" fo:font-family="'Times New Roman'" style:font-family-asian="'Times New Roman'" style:font-family-complex="'Times New Roman'" fo:background-color="transparent" style:use-window-font-color="true"/>
    </style:style>
    <style:style style:name="T59" style:family="text">
      <style:text-properties fo:font-size="14.00pt" fo:font-weight="bold" fo:font-family="'Times New Roman'" style:font-family-asian="'Times New Roman'" style:font-family-complex="'Times New Roman'" fo:background-color="transparent" style:use-window-font-color="true"/>
    </style:style>
    <style:style style:name="T60" style:family="text">
      <style:text-properties fo:font-size="14.00pt" fo:font-weight="normal" fo:font-family="'Times New Roman'" style:font-family-asian="'Times New Roman'" style:font-family-complex="'Times New Roman'" fo:background-color="transparent" style:use-window-font-color="true"/>
    </style:style>
    <style:style style:name="T61" style:family="text">
      <style:text-properties fo:font-size="14.00pt" fo:font-weight="bold" fo:font-family="'Times New Roman'" style:font-family-asian="'Times New Roman'" style:font-family-complex="'Times New Roman'" fo:background-color="transparent" style:use-window-font-color="true"/>
    </style:style>
    <style:style style:name="T62" style:family="text">
      <style:text-properties fo:font-size="14.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bold" fo:font-family="'Times New Roman'" style:font-family-asian="'Times New Roman'" style:font-family-complex="'Times New Roman'"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office:automatic-styles>
  <office:body>
    <office:text>
      <text:p text:style-name="P1"><text:span text:style-name="T1">CAB SERVICE MANAGEMENT SYSTEM</text:span></text:p>
      <text:p text:style-name="P1"><text:span text:style-name="T2"/></text:p>
      <text:p text:style-name="P1"><text:span text:style-name="T3">SOFTWARE<text:s text:c="2"/>REQUIREMENTS SPECIFICATION</text:span></text:p>
      <text:p text:style-name="P1"><text:span text:style-name="T4"><text:s text:c="8"/>FUNCTIONAL<text:s/></text:span><text:span text:style-name="T5"><text:s text:c="13"/></text:span></text:p>
      <text:p text:style-name="P1"><text:span text:style-name="T6">Login/Sign in:</text:span></text:p>
      <text:p text:style-name="P1"><text:span text:style-name="T7"><text:s text:c="17"/>The first we started the login page where we must enter the valid username and password.The user name can have email id,phone numbers etc.And we can authenticating the user name as well as password.And we can give the specifications of the username and password that is the user enter the user name like emails and all it must have at the rate symbol,and the phone number must have 10 digit and all.In the login page it must have the forgot password icon.When we click the forgot password button<text:s text:c="2"/>at that time the query will sending to the corresponding email.Then the user can answered the corresponding query and verified the account.</text:span></text:p>
      <text:p text:style-name="P1"><text:span text:style-name="T7"><text:s text:c="11"/>The sign in page is also like this and also we can add a captua of the sigin page.It is an authentication that the user is not a robot.Whenever the user or driver login it is redirect to their own homepage or interface.</text:span></text:p>
      <text:p text:style-name="P1"><text:span text:style-name="T8"/></text:p>
      <text:p text:style-name="P1"><text:span text:style-name="T9">User registration:</text:span></text:p>
      <text:p text:style-name="P1"><text:span text:style-name="T9"><text:s text:c="4"/></text:span><text:span text:style-name="T10">Where the user can enter the corresponding fields like user name, email,phone number,password .Then the message send to the email or corresponding mobile number it should be verified by the user.Sometimes the text messages,calling should be used in the purpose of verification.Then after that the user account has created.The all information about the user should be secured.and it is stored in the database.</text:span></text:p>
      <text:p text:style-name="P1"><text:span text:style-name="T11"/></text:p>
      <text:p text:style-name="P1"><text:span text:style-name="T12">Driver Registration:</text:span></text:p>
      <text:p text:style-name="P1"><text:span text:style-name="T12"><text:s/></text:span><text:span text:style-name="T13">The driver can register the site,he give username,password,email id.Then the verification sending to the drivers email id who verifies it.Then the details are stored in the corresponding<text:s text:c="2"/>database.The verification may be send in OTPs call,text messages like that.</text:span></text:p>
      <text:p text:style-name="P1"><text:span text:style-name="T14"/></text:p>
      <text:p text:style-name="P1"><text:span text:style-name="T15">Home page:</text:span></text:p>
      <text:p text:style-name="P1"><text:span text:style-name="T16"><text:s text:c="4"/>In home page it contains all the icons.Like search locations,Sign up,booking,searching,nearby cab service details etc.It should have an attractive template.</text:span></text:p>
      <text:p text:style-name="P1"><text:span text:style-name="T17"/></text:p>
      <text:p text:style-name="P1"><text:span text:style-name="T18">Searching:</text:span></text:p>
      <text:p text:style-name="P1"><text:span text:style-name="T19">When the user can sign in the site,they can be searched the cab service details also near by cab service details.They can choose their own ride.Enter the pick up time and pick up location using the search tool.the drop of location is also included in the search bar.In this site the user can store<text:s text:c="2"/>locations like favourite restaurent,office etc.</text:span></text:p>
      <text:p text:style-name="P1"><text:span text:style-name="T19"><text:s text:c="2"/>If the user can view the list of location to provide cab services.sorting of each locations ,cab service providing date and corresponding time etc.After searching the location,cab service nearby, time,date the user can select these all.</text:span></text:p>
      <text:p text:style-name="P1"><text:span text:style-name="T20"/></text:p>
      <text:p text:style-name="P1"><text:span text:style-name="T21">Location Tracking:</text:span></text:p>
      <text:p text:style-name="P1"><text:span text:style-name="T22"><text:s text:c="2"/>When the user search the nearby cab,then select it.At that time a request sending to the specified driver and who accept the request then sending a confirmation.It include the user name ,corrent location and pic up location phone number. After accepted the driver the user to be send GPS to the corresponding cab driver.It is very helpful to identify the pick up or where the user can stand and the destination.View the selected location in the detailed map.</text:span></text:p>
      <text:p text:style-name="P1"><text:span text:style-name="T22"><text:s text:c="10"/>The driver can also sending a live track of the corresponding user.It is more clear about which time the cab will reached user location.</text:span></text:p>
      <text:p text:style-name="P1"><text:span text:style-name="T23"/></text:p>
      <text:p text:style-name="P1"><text:span text:style-name="T24">Booking</text:span><text:span text:style-name="T25">:</text:span></text:p>
      <text:p text:style-name="P1"><text:span text:style-name="T25"><text:s text:c="5"/>Booking is really convenient to the users.After selection and confirmation procedures,user can move to the booking.It is an economy.It contains type of transportaion,time to reach and price or reate.User can select it and confirmed.Then the OTP send.Also choose the mode of transport also lik car,taxi etc.</text:span></text:p>
      <text:p text:style-name="P1"><text:span text:style-name="T26"/></text:p>
      <text:p text:style-name="P1"><text:span text:style-name="T27">Payment:</text:span></text:p>
      <text:p text:style-name="P1"><text:span text:style-name="T27"><text:s text:c="6"/></text:span><text:span text:style-name="T28">The payment facility is also in the booking page.Direct cash,cards,and also it is connected to netbanking.It is useful to pay the customers easily.</text:span></text:p>
      <text:p text:style-name="P1"><text:span text:style-name="T29"><text:s/></text:span></text:p>
      <text:p text:style-name="P1"><text:span text:style-name="T29">Cancellation:</text:span></text:p>
      <text:p text:style-name="P1"><text:span text:style-name="T30"><text:s text:c="5"/>The user can cancel the booking.It also done to their own profiles.When the user can cancel the booking the reason should be given.And also decreases the rate of the cab naturally.Refund the cash after cancellation.</text:span></text:p>
      <text:p text:style-name="P1"><text:span text:style-name="T31"/></text:p>
      <text:p text:style-name="P1"><text:span text:style-name="T32">Reservation:</text:span></text:p>
      <text:p text:style-name="P1"><text:span text:style-name="T33"><text:s text:c="2"/>Passengers always choose the reservation.It contains the type of vehicle,seating capacity,rate.</text:span></text:p>
      <text:p text:style-name="P1"><text:span text:style-name="T34"/></text:p>
      <text:p text:style-name="P1"><text:span text:style-name="T35">SOS button:</text:span></text:p>
      <text:p text:style-name="P1"><text:span text:style-name="T35"><text:s text:c="5"/></text:span><text:span text:style-name="T36">In the case of this button it provide more security about the passengers.To click the button to send the message of the nearest police station.</text:span></text:p>
      <text:p text:style-name="P1"><text:span text:style-name="T37"/></text:p>
      <text:p text:style-name="P1"><text:span text:style-name="T38">Chat port:</text:span></text:p>
      <text:p text:style-name="P1"><text:span text:style-name="T38"><text:s text:c="3"/></text:span><text:span text:style-name="T39">The driver and the user can chat each other.It has more helpful to recognise the locations of driver and connect driver and users .</text:span></text:p>
      <text:p text:style-name="P1"><text:span text:style-name="T40"/></text:p>
      <text:p text:style-name="P1"><text:span text:style-name="T41">Call:</text:span></text:p>
      <text:p text:style-name="P1"><text:span text:style-name="T41"><text:s text:c="7"/></text:span><text:span text:style-name="T42">The driver and the user can call each other.It has more helpful to recognise the locations of driver and connect driver and users .And communicate other users to identify the location nearby or not that like this.</text:span></text:p>
      <text:p text:style-name="P1"><text:span text:style-name="T43">Feedback:</text:span></text:p>
      <text:p text:style-name="P1"><text:span text:style-name="T44"><text:s text:c="5"/>The user or passenger can give the feedback of the travell.</text:span></text:p>
      <text:p text:style-name="P1"><text:span text:style-name="T45"/></text:p>
      <text:p text:style-name="P1"><text:span text:style-name="T46">Settings:</text:span></text:p>
      <text:p text:style-name="P1"><text:span text:style-name="T46"><text:s text:c="6"/></text:span><text:span text:style-name="T47">It is useful in the accont settings of the user and driver also.In this the user can change profile,also the driver,change number of them,privacy settings,notifications,security etc.</text:span></text:p>
      <text:p text:style-name="P1"><text:span text:style-name="T48"/></text:p>
      <text:p text:style-name="P1"><text:span text:style-name="T48"/></text:p>
      <text:p text:style-name="P1"><text:span text:style-name="T49">NON-FUNCTIONAL REQUIREMENTS</text:span></text:p>
      <text:p text:style-name="P1"><text:span text:style-name="T50"/></text:p>
      <text:list text:style-name="L2">
        <text:list-item>
          <text:p text:style-name="P2"><text:span text:style-name="T51">Availability<text:s/></text:span><text:span text:style-name="T52">:The system can be accessible to a user at a given point in time.</text:span></text:p>
        </text:list-item>
        <text:list-item>
          <text:p text:style-name="P2"><text:span text:style-name="T53">Scalability :</text:span><text:span text:style-name="T54">Benchemark specifications,All time all location are ok.</text:span></text:p>
        </text:list-item>
        <text:list-item>
          <text:p text:style-name="P2"><text:span text:style-name="T55">Security :</text:span><text:span text:style-name="T56">Assuring all data inside the system.And it is protected to the<text:s text:c="5"/>malware attack .</text:span></text:p>
        </text:list-item>
        <text:list-item>
          <text:p text:style-name="P2"><text:span text:style-name="T57">Reliability:</text:span><text:span text:style-name="T58">The system must be relaible or trustful.</text:span></text:p>
        </text:list-item>
        <text:list-item>
          <text:p text:style-name="P2"><text:span text:style-name="T59">Modifiability:</text:span><text:span text:style-name="T60">The system can able to achieve changes.</text:span></text:p>
        </text:list-item>
        <text:list-item>
          <text:p text:style-name="P2"><text:span text:style-name="T61">Maintainability:</text:span><text:span text:style-name="T62">Maintained cost effective in expected lifetime.</text:span></text:p>
        </text:list-item>
      </text:list>
      <text:p text:style-name="P3"><text:span text:style-name="T63"/></text:p>
      <text:p text:style-name="P3"><text:span text:style-name="T63"/></text:p>
      <text:p text:style-name="P3"><text:span text:style-name="T63"/></text:p>
      <text:p text:style-name="P3"><text:span text:style-name="T63"/></text:p>
      <text:p text:style-name="P3"><text:span text:style-name="T63"/></text:p>
      <text:p text:style-name="P3"><text:span text:style-name="T64"><text:s text:c="6"/></text:span></text:p>
      <text:p text:style-name="P3"><text:span text:style-name="T6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